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GG IT:</text:p>
      <text:p text:style-name="Standard"><text:a xlink:type="simple" xlink:href="http://digg.com/software/OxygenOffice_Professional_2_3_1_is_ready_for_Download">http://digg.com/software/OxygenOffice_Professional_2_3_1_is_ready_for_Download</text:a></text:p>
      <text:p text:style-name="Standard"/>
      <text:p text:style-name="Standard"/>
      <text:p text:style-name="Standard">OxygenOffice Professional 2.3.1 is ready for Download! (Always BETA*)</text:p>
      <text:p text:style-name="Standard"/>
      <text:p text:style-name="Standard">OxygenOffice Professional 2.3.1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This is the bugfixing release of well known OxygenOffice Professional office suit.</text:p>
      <text:p text:style-name="Standard"/>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OxygenOffice Professional is based on OpenOffice.org 2.3.1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
      <text:p text:style-name="Standard">Changes in the recent versions</text:p>
      <text:p text:style-name="Standard"/>
      <text:p text:style-name="Standard">Change log of version 2.3.1:</text:p>
      <text:p text:style-name="Standard">* OpenOffice.org related things - http://development.openoffice.org/releases/2.3.1.html</text:p>
      <text:p text:style-name="Standard">* Small fixes all around OxygenOffice Professional</text:p>
      <text:p text:style-name="Standard"/>
      <text:p text:style-name="Standard">Change log of version 2.3.0:</text:p>
      <text:p text:style-name="Standard">* OpenOffice.org related things - <text:a xlink:type="simple" xlink:href="http://development.openoffice.org/releases/2.3.0.html">http://development.openoffice.org/releases/2.3.0.html</text:a></text:p>
      <text:p text:style-name="Standard">* Fixed bugs</text:p>
      <text:p text:style-name="Standard"><text:soft-page-break/>* Enhanced capabilities of running <text:s/>Excel's Visual Basic for Application (VBA) macros in Calc (for testing)</text:p>
      <text:p text:style-name="Standard">* Added more elements to templates</text:p>
      <text:p text:style-name="Standard">* Added more elements to galleries</text:p>
      <text:p text:style-name="Standard">* Office Open XML (Microsoft Office 2007) document import (testing)</text:p>
      <text:p text:style-name="Standard">* Works document import</text:p>
      <text:p text:style-name="Standard">* WordPerfect document import</text:p>
      <text:p text:style-name="Standard">* WordPerfect Graphics import</text:p>
      <text:p text:style-name="Standard">* T602 document import</text:p>
      <text:p text:style-name="Standard">* Updated hatching palette</text:p>
      <text:p text:style-name="Standard">* Updated lines palette</text:p>
      <text:p text:style-name="Standard">* Updated color-palette</text:p>
      <text:p text:style-name="Standard">* New 3D ClipArts created with Draw</text:p>
      <text:p text:style-name="Standard"/>
      <text:p text:style-name="Standard">You can download OxygenOffice Professional 2.3.1 from here:</text:p>
      <text:p text:style-name="Standard">https://sourceforge.net/project/showfiles.php?group_id=170021</text:p>
      <text:p text:style-name="Standard"/>
      <text:p text:style-name="Standard">Homepage:</text:p>
      <text:p text:style-name="Standard">https://sourceforge.net/projects/ooop/</text:p>
      <text:p text:style-name="Standard"/>
      <text:p text:style-name="Standard">Available language versions:</text:p>
      <text:p text:style-name="Standard">Hungarian (HU), English (en-US), German (DE), Italian (IT), French (FR), Turkish (TR), Georgian (KA), Finnish (FI), Spanish (ES), Portugal (Brazilian) (pt-BR), Dutch (NL) and Polish (PL), Swedish (SV), Japanese (JP), Chinese (zh-CN)</text:p>
      <text:p text:style-name="Standard"/>
      <text:p text:style-name="Standard">Supported platforms:</text:p>
      <text:p text:style-name="Standard">Linux (RPM and DEB) and Windows</text:p>
      <text:p text:style-name="Standard"/>
      <text:p text:style-name="Standard">The modified source code can be downloaded here via SVN:</text:p>
      <text:p text:style-name="Standard">https://sourceforge.net/svn/?group_id=170021</text:p>
      <text:p text:style-name="Standard"/>
      <text:p text:style-name="Standard">The modified source code is available for everyone. <text:s/>It has been changed to utilize all of OpenOffice.org features, including localization. <text:s/>If you'd like to help us improve OxygenOffice Professional, here are a few of the ways you can get involved:</text:p>
      <text:p text:style-name="Standard"/>
      <text:p text:style-name="Standard">Translators - translate the resource files to your language and send it them back to me</text:p>
      <text:p text:style-name="Standard">Content creators/revisers - Send me templates and OpenOffice.org documentation (in OpenDocument Format) for your language. Collect as many as you can, but please keep out the poor, low quality content with controversial license... Someone might recheck the <text:s/>template content of OxygenOffice Professional</text:p>
      <text:p text:style-name="Standard">Gallery submitters/coordinators/organisers - Send me a free galleries or images (mainly in vector based format) also a good quality SVG-&gt;WMF converter may be interesting...</text:p>
      <text:p text:style-name="Standard">Builders - to build OxygenOffice Professional with other language – We can do it, but I have only one machine</text:p>
      <text:p text:style-name="Standard">Programmers - to develop a new ideas, make it better</text:p>
      <text:p text:style-name="Standard">Voters - If you find it useful you can vote for integration:</text:p>
      <text:p text:style-name="Standard"/>
      <text:p text:style-name="Standard">62405 / OpenOffice.org Premium integration – Gallery (1/4)</text:p>
      <text:p text:style-name="Standard">http://qa.openoffice.org/issues/show_bug.cgi?id=62405</text:p>
      <text:p text:style-name="Standard"/>
      <text:p text:style-name="Standard">62406 / OpenOffice.org Premium integration – Fonts (2/4)</text:p>
      <text:p text:style-name="Standard">http://qa.openoffice.org/issues/show_bug.cgi?id=62406</text:p>
      <text:p text:style-name="Standard"><text:soft-page-break/></text:p>
      <text:p text:style-name="Standard">62407 / OpenOffice.org Premium integration – Templates (3/4)</text:p>
      <text:p text:style-name="Standard">http://qa.openoffice.org/issues/show_bug.cgi?id=62407</text:p>
      <text:p text:style-name="Standard"/>
      <text:p text:style-name="Standard">62408 / OpenOffice.org Premium integration – Samples (4/4)</text:p>
      <text:p text:style-name="Standard">http://qa.openoffice.org/issues/show_bug.cgi?id=62408</text:p>
      <text:p text:style-name="Standard"/>
      <text:p text:style-name="Standard"/>
      <text:p text:style-name="Standard">About OpenOffice.org</text:p>
      <text:p text:style-name="Standard"/>
      <text:p text:style-name="Standard">OxygenOffice Professional is based on OpenOffice.org. OpenOffice.org the product is a multi-platform office productivity suite. It includes the key desktop applications, such as a word processor, spreadsheet, presentation manager, and drawing program, with a user interface and feature set similar to other office suites. Sophisticated and flexible, OpenOffice.org also works transparently with a variety of file formats, including those of Microsoft Office.</text:p>
      <text:p text:style-name="Standard"/>
      <text:p text:style-name="Standard">What’s so great about OpenOffice.org?</text:p>
      <text:p text:style-name="Standard">As the name suggests, OpenOffice.org is the most open office suite available:</text:p>
      <text:p text:style-name="Standard">* no commercial licences or software compliance issues to worry about</text:p>
      <text:p text:style-name="Standard">* no language barriers - if it’s not yet available in your language, the chances are it will be soon</text:p>
      <text:p text:style-name="Standard">* available on all major computing platforms</text:p>
      <text:p text:style-name="Standard">* the first office suite to comply with the OASIS OpenDocument format</text:p>
      <text:p text:style-name="Standard">* the source code for the software is freely available under a full OSI certified license</text:p>
      <text:p text:style-name="Standard"/>
      <text:p text:style-name="Standard"/>
      <text:p text:style-name="Standard">OpenOffice.org is synonymous with quality</text:p>
      <text:p text:style-name="Standard">* the roots of OpenOffice.org go back twenty years, creating a huge wealth of experience</text:p>
      <text:p text:style-name="Standard">* hundreds of thousands of users have participated in the beta testing of version 2</text:p>
      <text:p text:style-name="Standard">* with a fully open development process, OpenOffice.org has nothing to hide - the product stands or falls on its reputation</text:p>
      <text:p text:style-name="Standard"/>
      <text:p text:style-name="Standard"/>
      <text:p text:style-name="Standard">OpenOffice.org is friendly</text:p>
      <text:p text:style-name="Standard">* the software looks and feels familiar and is instantly usable by anyone who has used a competitive product</text:p>
      <text:p text:style-name="Standard">* it’s easy to change to OpenOffice.org - the software reads all major competitors’ files</text:p>
      <text:p text:style-name="Standard">* OpenOffice.org is supported by a global community of friendly volunteers, only too happy to provide assistance to newcomers and advanced users alike</text:p>
      <text:p text:style-name="Standard"/>
      <text:p text:style-name="Standard"/>
      <text:p text:style-name="Standard">What’s in OpenOffice.org?</text:p>
      <text:p text:style-name="Standard"/>
      <text:p text:style-name="Standard">WRITER is OpenOffice.org’s word processor: use it for anything from writing a quick letter to producing an entire book with embedded illustrations, cross-references, tables of contents, indexes, bibliographies... Auto-complete, auto-format, and real-time spelling check make light work of the hardest task. Writer is powerful enough to tackle desktop publishing tasks such as creating</text:p>
      <text:p text:style-name="Standard">multi-column newsletters, brochures – the only limit is your imagination.</text:p>
      <text:p text:style-name="Standard"/>
      <text:p text:style-name="Standard">Use CALC to bring your numbers under control. This powerful spreadsheet has all the tools you need to calculate, analyse, summarise, and present your data in numerical reports or sizzling graphics. A fully-integrated help system makes entering complex formulas a breeze. Sophisticated decision-making tools are just a few mouse clicks away. Pull in external data using the Data Pilot, <text:soft-page-break/>and sort it, filter it, and produce subtotals and statistical analyses. Use previews to select from thirteen categories of 2-D and 3-D charts including line, area, column, pie, XY, stock and net with dozens of variants.</text:p>
      <text:p text:style-name="Standard"/>
      <text:p text:style-name="Standard">IMPRESS is the fastest, most powerful way to create effective multimedia presentations. Your presentations will truly stand out with special effects, animation and high-impact drawing tools.</text:p>
      <text:p text:style-name="Standard"/>
      <text:p text:style-name="Standard">DRAW will produce everything from simple diagrams to dynamic 3D illustrations and special effects.</text:p>
      <text:p text:style-name="Standard"/>
      <text:p text:style-name="Standard">New to Version 2, BASE enables you to manipulate database data seamlessly within OpenOffice.org. Create and modify tables, forms, queries, and reports, either using your own database or Base’s own built-in HSQL database engine.</text:p>
      <text:p text:style-name="Standard"/>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6$Build-9226</meta:generator>
    <meta:initial-creator>AgentK</meta:initial-creator>
    <meta:creation-date>2007-04-29T07:14:07</meta:creation-date>
    <dc:date>2007-12-13T07:51:32</dc:date>
    <meta:editing-cycles>29</meta:editing-cycles>
    <meta:editing-duration>PT3H57M50S</meta:editing-duration>
    <meta:user-defined meta:name="Info 1"/>
    <meta:user-defined meta:name="Info 2"/>
    <meta:user-defined meta:name="Info 3"/>
    <meta:user-defined meta:name="Info 4"/>
    <meta:document-statistic meta:table-count="0" meta:image-count="0" meta:object-count="0" meta:page-count="4" meta:paragraph-count="80" meta:word-count="1281" meta:character-count="8671"/>
  </office:meta>
</office:document-meta>
</file>